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Kraash Black" svg:font-family="'Kraash Black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3" draw:textarea-horizontal-align="center" draw:textarea-vertical-align="middle"/>
    </style:style>
    <style:style style:name="gr2" style:family="graphic" style:parent-style-name="standard">
      <style:graphic-properties draw:stroke="none" svg:stroke-width="0.3cm" svg:stroke-color="#ffff00" draw:marker-start-width="0.65cm" draw:marker-end-width="0.65cm" draw:fill="solid" draw:fill-color="#000000" fo:padding-top="0.05cm" fo:padding-bottom="0.05cm" fo:padding-left="0.05cm" fo:padding-right="0.05cm" draw:shadow="hidden"/>
    </style:style>
    <style:style style:name="gr3" style:family="graphic" style:parent-style-name="standard">
      <style:graphic-properties draw:stroke="solid" svg:stroke-width="0.05cm" svg:stroke-color="#c5000b" draw:marker-start-width="0.275cm" draw:marker-end-width="0.275cm" draw:fill="solid" draw:fill-color="#ffff00" fo:padding-top="0.025cm" fo:padding-bottom="0.025cm" fo:padding-left="0.025cm" fo:padding-right="0.025cm"/>
    </style:style>
    <style:style style:name="gr4" style:family="graphic" style:parent-style-name="standard">
      <style:graphic-properties draw:stroke="solid" svg:stroke-width="0.05cm" svg:stroke-color="#c5000b" draw:marker-start-width="0.275cm" draw:marker-end-width="0.275cm" draw:fill="solid" draw:fill-color="#ffff00"/>
    </style:style>
    <style:style style:name="gr5" style:family="graphic" style:parent-style-name="standard">
      <style:graphic-properties draw:stroke="none" svg:stroke-color="#6666ff" draw:fill="solid" draw:fill-color="#000000" draw:textarea-horizontal-align="left" draw:textarea-vertical-align="middle" draw:auto-grow-height="true" draw:auto-grow-width="false" fo:min-height="7.849cm" fo:min-width="0cm" draw:shadow="hidden"/>
    </style:style>
    <style:style style:name="gr6" style:family="graphic" style:parent-style-name="standard">
      <style:graphic-properties draw:stroke="none" svg:stroke-color="#6666ff" draw:fill="solid" draw:fill-color="#0084d1" draw:textarea-horizontal-align="left" draw:textarea-vertical-align="middle" draw:auto-grow-height="true" draw:auto-grow-width="false" fo:min-height="7.849cm" fo:min-width="0cm" draw:shadow="hidden"/>
    </style:style>
    <style:style style:name="gr7" style:family="graphic" style:parent-style-name="standard">
      <style:graphic-properties draw:stroke="none" svg:stroke-color="#6666ff" draw:fill="solid" draw:fill-color="#ff0000" draw:textarea-horizontal-align="left" draw:textarea-vertical-align="middle" draw:auto-grow-height="true" draw:auto-grow-width="false" fo:min-height="7.849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3caff" style:text-line-through-style="none" style:text-line-through-type="none" style:font-name="Kraash Black" fo:font-size="100pt" fo:font-style="normal" fo:text-shadow="none" style:text-underline-style="none" fo:font-weight="normal" style:font-size-asian="100pt" style:font-style-asian="normal" style:font-weight-asian="normal" style:font-size-complex="100pt" style:font-style-complex="normal" style:font-weight-complex="normal"/>
    </style:style>
  </office:automatic-styles>
  <office:body>
    <office:drawing>
      <draw:page draw:name="page1" draw:style-name="dp1" draw:master-page-name="master-page3">
        <draw:g>
          <draw:polygon draw:style-name="gr1" draw:text-style-name="P1" draw:layer="layout" svg:width="13.399cm" svg:height="10.599cm" svg:x="16.9cm" svg:y="10.6cm" svg:viewBox="0 0 13400 10600" draw:points="5100,0 6700,2800 7300,2200 8300,2900 10200,1300 10000,3400 12300,3200 11800,4500 13400,5300 10700,5900 11500,6800 10000,7000 10600,8500 8100,7900 9500,10400 7200,8100 6600,9100 6000,7700 5300,9900 4500,8500 3200,9400 2800,8500 300,10600 1600,7400 0,7400 1700,5900 1100,3900 2900,3900 2900,2600 4500,3000">
            <text:p/>
          </draw:polygon>
          <draw:path draw:style-name="gr2" draw:layer="layout" svg:width="14.599cm" svg:height="11.499cm" svg:x="16.1cm" svg:y="10.2cm" svg:viewBox="0 0 14600 11500" svg:d="M5227 8929l861 1223 712-1952 622 1201 578-901 2300 2300-1352-2528 2367 559-553-1471 1614-310-354-832 2006-589-1370-627 364-1381-2257 271 249-2126-1976 1596-903-708-620 632-1578-2787-601 2867-1572-322-14 1300-1830-2 354 955-1966 254 1338 1182-1313 1557 2116-192-1396 2859 2582-2037 405 780zM6300 10700l-1000-1300-1200 800-400-800-3000 2100 1598-3259-2281 207 1436-1705-1453-1283 2081-269-481-1091 2005 116-5-1516 1700 300 700-3000 1700 2900 600-600 800 800 2300-1800-300 2400 2300-200-400 1500 1600 700-2388 598 360 846-1372 356 600 1700-2500-700 1400 2800-2500-2500-700 900-500-1100z">
            <text:p/>
          </draw:path>
          <draw:path draw:style-name="gr3" draw:layer="layout" svg:width="2.061cm" svg:height="2.077cm" svg:x="23.323cm" svg:y="21.143cm" svg:viewBox="0 0 2062 2078" svg:d="M689 956l-256-475 486 233 373-390-72 535 486 234-530 97-72 534-257-474-531 96zM0 1517l336-61 452-83 218 404 162 301 46-339 61-454 451-83 336-61-307-148-414-199 61-455 46-339-236 248-317 331-414-198-308-148 162 301 218 404-317 332z">
            <text:p/>
          </draw:path>
          <draw:path draw:style-name="gr3" draw:layer="layout" svg:width="1.491cm" svg:height="1.524cm" svg:x="19.366cm" svg:y="20.972cm" svg:viewBox="0 0 1492 1525" svg:d="M645 647l-31-347 228 262 320-136-178 298 228 262-338-77-179 298-30-346-339-77zM0 812l303 70 267 61 25 273 28 309 159-266 141-235 267 60 302 70-203-234-180-207 140-235 159-267-286 122-252 107-180-206-204-234 27 310 25 273-252 108z">
            <text:p/>
          </draw:path>
          <draw:path draw:style-name="gr4" draw:layer="layout" svg:width="1.329cm" svg:height="1.335cm" svg:x="28.01cm" svg:y="19.405cm" svg:viewBox="0 0 1330 1336" svg:d="M848 720l129 246-249-123-194 200 39-276-249-122 274-48 39-275 130 246 274-48zM1330 367l-306 53-202 35-95-180-146-275-44 308-29 202-201 36-307 53 280 137 183 90-29 202-43 308 216-223 142-147 184 90 279 137-145-274-96-181 143-148z">
            <text:p/>
          </draw:path>
          <draw:path draw:style-name="gr3" draw:layer="layout" svg:width="1.346cm" svg:height="1.305cm" svg:x="23.601cm" svg:y="11.04cm" svg:viewBox="0 0 1347 1306" svg:d="M581 585l102-259 70 269 277 17-234 149 70 270-215-177-235 150 102-259-214-177zM397 776l-75 191-113 288 261-166 173-110 159 130 239 197-77-300-51-199 172-110 262-167-310-19-205-12-51-198-78-301-114 289-75 190-204-12-310-19 239 198z">
            <text:p/>
          </draw:path>
          <draw:path draw:style-name="gr4" draw:layer="layout" svg:width="1.305cm" svg:height="1.346cm" svg:x="17.268cm" svg:y="13.418cm" svg:viewBox="0 0 1306 1347" svg:d="M452 652l-150-235 259 102 177-215-17 277 259 102-269 70-16 277-150-234-270 70zM0 1042l301-78 198-51 110 172 168 262 18-310 12-205 198-52 301-78-289-113-191-75 12-204 18-310-197 240-129 158-191-75-290-113 167 262 111 172-130 158z">
            <text:p/>
          </draw:path>
          <draw:path draw:style-name="gr4" draw:layer="layout" svg:width="1.476cm" svg:height="1.529cm" svg:x="27.576cm" svg:y="11.455cm" svg:viewBox="0 0 1477 1530" svg:d="M490 744l-191-290 325 123 218-271-16 346 324 124-334 92-17 347-191-291-335 92zM0 1195l299-82 265-72 150 229 171 260 15-310 13-274 265-73 299-82-291-110-256-97 13-274 15-310-195 242-171 214-257-97-290-109 170 259 150 229-171 215z">
            <text:p/>
          </draw:path>
          <draw:path draw:style-name="gr3" draw:layer="layout" svg:width="2.14cm" svg:height="1.689cm" draw:transform="skewX (0.00820304748437335) rotate (-0.00942477796076993) translate (20.1130539814988cm 10.0048846725062cm)" svg:viewBox="0 0 2141 1690" svg:d="M1410 908c105 143 219 289 343 438-200-80-391-157-576-234-136 107-277 211-424 311 32-149 65-300 99-448-168-70-329-138-485-203 184-21 368-43 548-68 33-145 67-289 100-430 68 121 141 247 223 379 168-30 329-60 484-91-94 117-197 232-312 346zM1959 396c-87 22-178 43-272 66-126 27-258 54-393 81-69-111-131-216-188-319-41-77-79-152-115-224-24 89-49 179-75 268-32 118-64 237-97 356-150 23-302 44-456 62-120 15-242 26-363 37 97 41 197 82 300 125 133 57 271 117 412 177-32 124-62 247-92 372-23 97-46 195-68 293 102-61 201-124 300-188 124-86 243-174 359-265 162 67 329 134 501 202 140 52 282 105 429 157-99-99-191-198-281-296-108-126-208-250-302-372 91-97 177-195 253-294 55-78 103-158 148-238z">
            <text:p/>
          </draw:path>
        </draw:g>
        <draw:g>
          <draw:g>
            <draw:path draw:style-name="gr5" draw:text-style-name="P2" draw:layer="layout" svg:width="4.811cm" svg:height="5.783cm" svg:x="14.453cm" svg:y="14.785cm" svg:viewBox="0 0 4812 5784" svg:d="M3863 0c3 17 8 25 16 24 60 619 144 1208 253 1768-513 787-861 1269-1045 1446 612-278 1183-509 1714-692 27 618 6 1143-62 1575-746 238-1430 482-2053 731-689 305-1307 615-1855 932-12-495-75-1007-188-1535 655-788 1231-1581 1728-2382-993 512-1747 863-2262 1052-8-483-45-944-109-1385 1427-528 2715-1039 3863-1534z">
              <text:p/>
            </draw:path>
            <draw:path draw:style-name="gr5" draw:text-style-name="P2" draw:layer="layout" svg:width="4.068cm" svg:height="5.796cm" svg:x="19.028cm" svg:y="13.436cm" svg:viewBox="0 0 4069 5797" svg:d="M1298 0c136 714 297 1438 481 2170 49 208 113 443 191 704l168 484c227-972 385-1824 476-2557l1455 198c-80 312-185 736-317 1270-116 451-220 910-311 1377-117 452-214 887-290 1306-53 244-88 407-107 489l-320 81c-408 112-729 203-964 275-204-416-394-856-571-1321-37-56-189-494-457-1316-97-246-341-1173-732-2779 112-71 304-139 576-203 228-85 468-144 722-178z">
              <text:p/>
            </draw:path>
            <draw:path draw:style-name="gr5" draw:text-style-name="P2" draw:layer="layout" svg:width="4.094cm" svg:height="5.475cm" svg:x="23.318cm" svg:y="13.113cm" svg:viewBox="0 0 4095 5476" svg:d="M3115 0c24 231 52 441 87 630l25 161c10 80 26 169 49 268l28 123c-29 37-146 88-351 153-63 33-220 100-469 202-91 55-250 136-476 242-175 86-331 179-469 279 32 148 63 267 94 356 521-261 812-397 873-406l35 303c44 304 95 544 151 720l-768 415 6 38c11 71 33 158 65 260l25-4c233-113 458-234 676-362 210-127 551-300 1022-519 81-39 146-62 195-69 46 356 84 628 114 815l68 439c-171 27-756 332-1754 916-325 164-632 336-922 516-45-70-112-243-202-519-155-525-398-1226-728-2105-23-63-75-218-157-466-207-503-317-802-332-896 93-56 418-197 973-422 640-282 1354-638 2142-1068z">
              <text:p/>
            </draw:path>
            <draw:path draw:style-name="gr5" draw:text-style-name="P2" draw:layer="layout" svg:width="4.412cm" svg:height="6.033cm" svg:x="27.264cm" svg:y="13.052cm" svg:viewBox="0 0 4413 6034" svg:d="M1406 805l30 147 80 507c68 315 104 491 110 528l23 146c277-319 531-673 763-1060l781 737c-305 459-522 788-649 987-59 85-129 192-209 320 103 103 322 277 655 523 539 425 1013 810 1423 1157-137 208-272 456-403 744-129 220-215 334-259 341-218-199-466-446-744-743-80-60-235-209-466-447l-355-352c66 345 109 534 129 565 17 109 46 237 88 384 21 136 57 297 107 482l52 241c-22-5-73-8-154-9s-262 0-541 3c-162 2-298 4-407 6-89 2-211 10-366 22l-293-1313c-23-146-99-513-228-1103s-253-1197-374-1821c-120-625-187-977-199-1056 477-308 893-555 1247-741 87 383 140 651 159 805z">
              <text:p/>
            </draw:path>
            <draw:path draw:style-name="gr5" draw:text-style-name="P2" draw:layer="layout" svg:width="1.985cm" svg:height="6.197cm" svg:x="31.877cm" svg:y="12.251cm" svg:viewBox="0 0 1986 6198" svg:d="M1573 0c-34 1826-17 3104 53 3832-387 251-815 467-1284 647-1-8-6-11-14-10-16-816-123-2040-319-3671 905-472 1426-738 1564-798zM1256 4652c165-44 307-61 424-53 179 39 279 122 298 246 19 122 1 233-54 335-82 154-233 330-452 527-368 297-672 461-910 490-272 16-454-84-547-300-63-274 74-543 412-809 293-221 569-367 829-436z">
              <text:p/>
            </draw:path>
          </draw:g>
          <draw:g>
            <draw:path draw:style-name="gr6" draw:text-style-name="P2" draw:layer="layout" svg:width="4.811cm" svg:height="5.783cm" svg:x="13.853cm" svg:y="14.385cm" svg:viewBox="0 0 4812 5784" svg:d="M3863 0c3 17 8 25 16 24 60 619 144 1208 253 1768-513 787-861 1269-1045 1446 612-278 1183-509 1714-692 27 618 6 1143-62 1575-746 238-1430 482-2053 731-689 305-1307 615-1855 932-12-495-75-1007-188-1535 655-788 1231-1581 1728-2382-993 512-1747 863-2262 1052-8-483-45-944-109-1385 1427-528 2715-1039 3863-1534z">
              <text:p/>
            </draw:path>
            <draw:path draw:style-name="gr6" draw:text-style-name="P2" draw:layer="layout" svg:width="4.068cm" svg:height="5.796cm" svg:x="18.428cm" svg:y="13.036cm" svg:viewBox="0 0 4069 5797" svg:d="M1298 0c136 714 297 1438 481 2170 49 208 113 443 191 704l168 484c227-972 385-1824 476-2557l1455 198c-80 312-185 736-317 1270-116 451-220 910-311 1377-117 452-214 887-290 1306-53 244-88 407-107 489l-320 81c-408 112-729 203-964 275-204-416-394-856-571-1321-37-56-189-494-457-1316-97-246-341-1173-732-2779 112-71 304-139 576-203 228-85 468-144 722-178z">
              <text:p/>
            </draw:path>
            <draw:path draw:style-name="gr6" draw:text-style-name="P2" draw:layer="layout" svg:width="4.094cm" svg:height="5.475cm" svg:x="22.718cm" svg:y="12.713cm" svg:viewBox="0 0 4095 5476" svg:d="M3115 0c24 231 52 441 87 630l25 161c10 80 26 169 49 268l28 123c-29 37-146 88-351 153-63 33-220 100-469 202-91 55-250 136-476 242-175 86-331 179-469 279 32 148 63 267 94 356 521-261 812-397 873-406l35 303c44 304 95 544 151 720l-768 415 6 38c11 71 33 158 65 260l25-4c233-113 458-234 676-362 210-127 551-300 1022-519 81-39 146-62 195-69 46 356 84 628 114 815l68 439c-171 27-756 332-1754 916-325 164-632 336-922 516-45-70-112-243-202-519-155-525-398-1226-728-2105-23-63-75-218-157-466-207-503-317-802-332-896 93-56 418-197 973-422 640-282 1354-638 2142-1068z">
              <text:p/>
            </draw:path>
            <draw:path draw:style-name="gr6" draw:text-style-name="P2" draw:layer="layout" svg:width="4.412cm" svg:height="6.033cm" svg:x="26.664cm" svg:y="12.652cm" svg:viewBox="0 0 4413 6034" svg:d="M1406 805l30 147 80 507c68 315 104 491 110 528l23 146c277-319 531-673 763-1060l781 737c-305 459-522 788-649 987-59 85-129 192-209 320 103 103 322 277 655 523 539 425 1013 810 1423 1157-137 208-272 456-403 744-129 220-215 334-259 341-218-199-466-446-744-743-80-60-235-209-466-447l-355-352c66 345 109 534 129 565 17 109 46 237 88 384 21 136 57 297 107 482l52 241c-22-5-73-8-154-9s-262 0-541 3c-162 2-298 4-407 6-89 2-211 10-366 22l-293-1313c-23-146-99-513-228-1103s-253-1197-374-1821c-120-625-187-977-199-1056 477-308 893-555 1247-741 87 383 140 651 159 805z">
              <text:p/>
            </draw:path>
            <draw:path draw:style-name="gr6" draw:text-style-name="P2" draw:layer="layout" svg:width="1.985cm" svg:height="6.197cm" svg:x="31.277cm" svg:y="11.851cm" svg:viewBox="0 0 1986 6198" svg:d="M1573 0c-34 1826-17 3104 53 3832-387 251-815 467-1284 647-1-8-6-11-14-10-16-816-123-2040-319-3671 905-472 1426-738 1564-798zM1256 4652c165-44 307-61 424-53 179 39 279 122 298 246 19 122 1 233-54 335-82 154-233 330-452 527-368 297-672 461-910 490-272 16-454-84-547-300-63-274 74-543 412-809 293-221 569-367 829-436z">
              <text:p/>
            </draw:path>
          </draw:g>
          <draw:g>
            <draw:path draw:style-name="gr7" draw:text-style-name="P2" draw:layer="layout" svg:width="4.119cm" svg:height="5.214cm" svg:x="14.2cm" svg:y="14.585cm" svg:viewBox="0 0 4120 5215" svg:d="M3324 0c2 15 7 22 14 21 51 558 123 1090 217 1594-441 710-1197 1840-1355 2000 527-251 1444-635 1900-800 24 556 36 511-23 901-642 214-1230 434-1766 659-593 274-1125 554-1596 840-11-447-18-623-115-1100 564-709 1473-2178 1900-2900-854 462-1956 930-2400 1100-6-435-45-535-100-932 1228-476 2336-937 3324-1383z">
              <text:p/>
            </draw:path>
            <draw:path draw:style-name="gr7" draw:text-style-name="P2" draw:layer="layout" svg:width="3.5cm" svg:height="5.1cm" svg:x="18.737cm" svg:y="13.494cm" svg:viewBox="0 0 3501 5101" svg:d="M763 6c117 644 141 740 300 1400 42 188 300 900 400 1300l400 900c195-877 522-2239 600-2900l1038 69c-69 282-160 664-273 1145-100 408-189 821-267 1242-101 407-184 800-250 1177-45 220-76 367-92 441l-275 74c-351 100-628 183-830 247-175-374-339-771-491-1190-32-51-163-446-394-1187-83-222-293-1057-629-2506 96-64 262-125 496-183 195-76 48 1 267-29z">
              <text:p/>
            </draw:path>
            <draw:path draw:style-name="gr7" draw:text-style-name="P2" draw:layer="layout" svg:width="3.523cm" svg:height="4.936cm" svg:x="23.027cm" svg:y="13.077cm" svg:viewBox="0 0 3524 4937" svg:d="M2681 0c20 208-37 153-8 323l22 146c9 71 23 152 42 241l24 111c-25 33-126 79-302 137-54 30-189 91-403 183-79 49-215 122-410 218-150 78-455 274-573 364 27 133 173 420 200 500 447-236 831-404 883-413l31 273c38 275 37 382 86 540l-801 479 5 34c9 65 146 499 174 591l22-4c200-102 533-316 721-432 181-114 474-270 879-468 70-34 126-55 168-62 40 322 7 193 32 362l51 523c-147 25-650 300-1510 826-279 148-543 303-793 465-38-62-96-219-173-468-134-472-343-1105-627-1898-20-56-65-196-135-419-178-454-273-724-286-808 81-51 360-178 837-381 551-254 1166-575 1844-963z">
              <text:p/>
            </draw:path>
            <draw:path draw:style-name="gr7" draw:text-style-name="P2" draw:layer="layout" svg:width="3.795cm" svg:height="5.286cm" svg:x="26.923cm" svg:y="13.176cm" svg:viewBox="0 0 3796 5287" svg:d="M1068 726l26 133 68 457c58 284 90 442 95 476l20 132c238-288 598-761 798-1110l540 631c-263 414-449 711-558 890-52 77-112 173-180 289 89 92 409 283 696 505 463 383 871 730 1223 1042-118 188-183 286-296 546-111 198-185 300-223 307-188-179-401-402-640-670-69-54-202-188-401-403l-559-527c57 311 193 781 211 809 14 99 40 214 75 346 19 123 49 268 92 435l45 217c-19-4-63-7-133-8s-120 36-361 39c-140 2-256 3-350 5-77 2-182 9-315 20l-252-1184c-20-131-85-462-196-994s-218-1080-322-1643-161-880-171-951c410-278 626-347 931-515 74 346 120 587 137 726z">
              <text:p/>
            </draw:path>
            <draw:path draw:style-name="gr7" draw:text-style-name="P2" draw:layer="layout" svg:width="1.484cm" svg:height="5.42cm" svg:x="31.517cm" svg:y="12.436cm" svg:viewBox="0 0 1485 5421" svg:d="M1135 0c-30 1647-12 2307 48 2964-333 227-485 346-888 509-1-7-5-10-12-9-14-737-109-1349-277-2820 778-425 1010-590 1129-644zM875 4234c143-39 264-55 365-47 155 35 226 64 243 177 16 109-52 209-100 300-71 140-200 300-300 400-317 268-462 328-667 354-234 15-324-29-404-224-54-247 81-391 371-630 252-200 300-200 492-330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Kraash Black" svg:font-family="'Kraash Black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Deep_20_Orange" draw:display-name="Deep Orange" draw:style="linear" draw:start-color="#ff950e" draw:end-color="#c5000b" draw:start-intensity="100%" draw:end-intensity="100%" draw:angle="450" draw:border="0%"/>
    <draw:gradient draw:name="Gradient_20_2" draw:display-name="Gradient 2" draw:style="linear" draw:start-color="#ffff00" draw:end-color="#c5000b" draw:start-intensity="100%" draw:end-intensity="100%" draw:angle="100" draw:border="0%"/>
    <draw:gradient draw:name="Gradient_20_3" draw:display-name="Gradient 3" draw:style="ellipsoid" draw:cx="40%" draw:cy="30%" draw:start-color="#c5000b" draw:end-color="#ffff00" draw:start-intensity="100%" draw:end-intensity="100%" draw:angle="0" draw:border="0%"/>
    <draw:gradient draw:name="Sunburst" draw:style="radial" draw:cx="30%" draw:cy="30%" draw:start-color="#800000" draw:end-color="#ffff00" draw:start-intensity="100%" draw:end-intensity="100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49.388cm" fo:page-height="34.5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23T08:55:12.979000000</dc:date>
    <meta:document-statistic meta:object-count="29"/>
    <meta:generator>LibreOffice/4.2.1.1$Windows_x86 LibreOffice_project/d7dbbd7842e6a58b0f521599204e827654e1fb8b</meta:generator>
  </office:meta>
</office:document-meta>
</file>